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a91b" officeooo:paragraph-rsid="000ca91b"/>
    </style:style>
    <style:style style:name="P2" style:family="paragraph" style:parent-style-name="Standard">
      <style:text-properties officeooo:rsid="000cd3e8" officeooo:paragraph-rsid="000cd3e8"/>
    </style:style>
    <style:style style:name="T1" style:family="text">
      <style:text-properties officeooo:rsid="000cd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poder virtualizar el SO Ubuntu se necesita </text:p>
      <text:p text:style-name="P1">- Imagen iso del sistema operativo</text:p>
      <text:p text:style-name="P1">- descargar vitual box</text:p>
      <text:p text:style-name="P1">- en caso de tener procesador AMD habilitar la tecnologia de virtualizacion en la Bios</text:p>
      <text:p text:style-name="P1">-Una vez dentro del virtualizador crear nueva maquina virtual y seleccionar la imagen iso</text:p>
      <text:p text:style-name="P1">- <text:span text:style-name="T1">Dar la cantidad de memoria y almacenamiento necesario</text:span></text:p>
      <text:p text:style-name="P2">y hacerlo corr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3T10:15:22.891974675</meta:creation-date>
    <dc:date>2024-09-13T10:30:26.864592117</dc:date>
    <meta:editing-duration>PT4M53S</meta:editing-duration>
    <meta:editing-cycles>1</meta:editing-cycles>
    <meta:document-statistic meta:table-count="0" meta:image-count="0" meta:object-count="0" meta:page-count="1" meta:paragraph-count="7" meta:word-count="59" meta:character-count="350" meta:non-whitespace-character-count="297"/>
    <meta:generator>LibreOffice/6.0.7.3$Linux_X86_64 LibreOffice_project/00m0$Build-3</meta:generator>
  </office:meta>
</office:document-meta>
</file>